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287in" svg:height="3.4484in" svg:x="3.1291in" svg:y="0.1331in">
            <draw:object draw:notify-on-update-of-ranges="Sheet1.A3:Sheet1.A7 Sheet1.B3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0287in" svg:height="3.4484in" svg:x="9.6787in" svg:y="0.1161in">
            <draw:object draw:notify-on-update-of-ranges="Sheet1.A11:Sheet1.A15 Sheet1.B11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0287in" svg:height="3.4484in" svg:x="3.2846in" svg:y="3.7815in">
            <draw:object draw:notify-on-update-of-ranges="Sheet1.A19:Sheet1.A23 Sheet1.B19:Sheet1.B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SA</text:p>
          </table:table-cell>
          <table:table-cell table:style-name="Default"/>
        </table:table-row>
        <table:table-row table:style-name="ro1">
          <table:table-cell office:value-type="string">
            <text:p>Not at all</text:p>
          </table:table-cell>
          <table:table-cell office:value-type="percentage" office:value="0.01">
            <text:p>1%</text:p>
          </table:table-cell>
        </table:table-row>
        <table:table-row table:style-name="ro1">
          <table:table-cell office:value-type="string">
            <text:p>Slightly</text:p>
          </table:table-cell>
          <table:table-cell office:value-type="percentage" office:value="0.09">
            <text:p>9%</text:p>
          </table:table-cell>
        </table:table-row>
        <table:table-row table:style-name="ro1">
          <table:table-cell office:value-type="string">
            <text:p>Moderately</text:p>
          </table:table-cell>
          <table:table-cell office:value-type="percentage" office:value="0.31">
            <text:p>31%</text:p>
          </table:table-cell>
        </table:table-row>
        <table:table-row table:style-name="ro1">
          <table:table-cell office:value-type="string">
            <text:p>Very</text:p>
          </table:table-cell>
          <table:table-cell office:value-type="percentage" office:value="0.51">
            <text:p>51%</text:p>
          </table:table-cell>
        </table:table-row>
        <table:table-row table:style-name="ro1">
          <table:table-cell office:value-type="string">
            <text:p>Extremely</text:p>
          </table:table-cell>
          <table:table-cell office:value-type="percentage" office:value="0.08">
            <text:p>8%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After Setup</text:p>
          </table:table-cell>
          <table:table-cell table:style-name="Default"/>
        </table:table-row>
        <table:table-row table:style-name="ro1">
          <table:table-cell office:value-type="string">
            <text:p>Not at all</text:p>
          </table:table-cell>
          <table:table-cell office:value-type="percentage" office:value="0.06">
            <text:p>6%</text:p>
          </table:table-cell>
        </table:table-row>
        <table:table-row table:style-name="ro1">
          <table:table-cell office:value-type="string">
            <text:p>Slightly</text:p>
          </table:table-cell>
          <table:table-cell office:value-type="percentage" office:value="0.27">
            <text:p>27%</text:p>
          </table:table-cell>
        </table:table-row>
        <table:table-row table:style-name="ro1">
          <table:table-cell office:value-type="string">
            <text:p>Moderately</text:p>
          </table:table-cell>
          <table:table-cell office:value-type="percentage" office:value="0.4">
            <text:p>40%</text:p>
          </table:table-cell>
        </table:table-row>
        <table:table-row table:style-name="ro1">
          <table:table-cell office:value-type="string">
            <text:p>Very</text:p>
          </table:table-cell>
          <table:table-cell office:value-type="percentage" office:value="0.25">
            <text:p>25%</text:p>
          </table:table-cell>
        </table:table-row>
        <table:table-row table:style-name="ro1">
          <table:table-cell office:value-type="string">
            <text:p>Extremely</text:p>
          </table:table-cell>
          <table:table-cell office:value-type="percentage" office:value="0.03">
            <text:p>3%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>
            <text:p>Speedup</text:p>
          </table:table-cell>
          <table:table-cell table:style-name="Default"/>
        </table:table-row>
        <table:table-row table:style-name="ro1">
          <table:table-cell office:value-type="string">
            <text:p>Not at all</text:p>
          </table:table-cell>
          <table:table-cell office:value-type="percentage" office:value="0.03">
            <text:p>3%</text:p>
          </table:table-cell>
        </table:table-row>
        <table:table-row table:style-name="ro1">
          <table:table-cell office:value-type="string">
            <text:p>Slightly</text:p>
          </table:table-cell>
          <table:table-cell office:value-type="percentage" office:value="0.07">
            <text:p>7%</text:p>
          </table:table-cell>
        </table:table-row>
        <table:table-row table:style-name="ro1">
          <table:table-cell office:value-type="string">
            <text:p>Moderately</text:p>
          </table:table-cell>
          <table:table-cell office:value-type="percentage" office:value="0.19">
            <text:p>19%</text:p>
          </table:table-cell>
        </table:table-row>
        <table:table-row table:style-name="ro1">
          <table:table-cell office:value-type="string">
            <text:p>Very</text:p>
          </table:table-cell>
          <table:table-cell office:value-type="percentage" office:value="0.5">
            <text:p>50%</text:p>
          </table:table-cell>
        </table:table-row>
        <table:table-row table:style-name="ro1">
          <table:table-cell office:value-type="string">
            <text:p>Extremely</text:p>
          </table:table-cell>
          <table:table-cell office:value-type="percentage" office:value="0.22">
            <text:p>22%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1-04T21:50:07</meta:creation-date>
    <dc:date>2013-11-05T00:04:45</dc:date>
    <dc:creator>Dave Coleman</dc:creator>
    <meta:editing-duration>PT2H3M25S</meta:editing-duration>
    <meta:editing-cycles>2</meta:editing-cycles>
    <meta:generator>LibreOffice/3.5$Linux_X86_64 LibreOffice_project/350m1$Build-2</meta:generator>
    <meta:document-statistic meta:table-count="3" meta:cell-count="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14cm" svg:height="8.76cm" xlink:href=".." xlink:type="simple" chart:class="chart:bar" chart:style-name="ch1">
        <chart:title svg:x="0.781cm" svg:y="0.31cm" chart:style-name="ch2">
          <text:p>What was your overall experience with the Setup Assistant?</text:p>
        </chart:title>
        <chart:plot-area chart:style-name="ch3" table:cell-range-address="Sheet1.A3:Sheet1.B7" chart:data-source-has-labels="column" svg:x="1.439cm" svg:y="1.688cm" svg:width="13.263cm" svg:height="5.794cm">
          <chartooo:coordinate-region svg:x="2.378cm" svg:y="1.888cm" svg:width="12.324cm" svg:height="4.894cm"/>
          <chart:axis chart:dimension="x" chart:name="primary-x" chart:style-name="ch4" chartooo:axis-type="auto">
            <chartooo:date-scale/>
            <chart:title svg:x="6.174cm" svg:y="7.657cm" chart:style-name="ch5">
              <text:p>Positive Experience</text:p>
            </chart:title>
            <chart:categories table:cell-range-address="Sheet1.A3:Sheet1.A7"/>
          </chart:axis>
          <chart:axis chart:dimension="y" chart:name="primary-y" chart:style-name="ch6">
            <chart:title svg:x="0.451cm" svg:y="6.812cm" chart:style-name="ch7">
              <text:p>Respondents Choice %</text:p>
            </chart:title>
            <chart:grid chart:style-name="ch8" chart:class="major"/>
          </chart:axis>
          <chart:series chart:style-name="ch9" chart:values-cell-range-address="Sheet1.B3:Sheet1.B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t at all</text:p>
                <draw:g>
                  <svg:desc>Sheet1.A3:Sheet1.A7</svg:desc>
                </draw:g>
              </table:table-cell>
              <table:table-cell office:value-type="float" office:value="0.01">
                <text:p>0.01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Slightly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Moderately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Extremely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14cm" svg:height="8.76cm" xlink:href=".." xlink:type="simple" chart:class="chart:bar" chart:style-name="ch1">
        <chart:title svg:x="0.993cm" svg:y="0.31cm" chart:style-name="ch2">
          <text:p>What was your overall experience with setting up MoveIt!, 
including the additional steps AFTER the Setup Assistant
 such as setting up controllers and sensors?</text:p>
        </chart:title>
        <chart:plot-area chart:style-name="ch3" table:cell-range-address="Sheet1.A11:Sheet1.B15" chart:data-source-has-labels="column" svg:x="1.439cm" svg:y="2.8cm" svg:width="13.263cm" svg:height="4.682cm">
          <chartooo:coordinate-region svg:x="2.378cm" svg:y="2.999cm" svg:width="12.324cm" svg:height="3.783cm"/>
          <chart:axis chart:dimension="x" chart:name="primary-x" chart:style-name="ch4" chartooo:axis-type="auto">
            <chartooo:date-scale/>
            <chart:title svg:x="6.174cm" svg:y="7.657cm" chart:style-name="ch5">
              <text:p>Positive Experience</text:p>
            </chart:title>
            <chart:categories table:cell-range-address="Sheet1.A11:Sheet1.A15"/>
          </chart:axis>
          <chart:axis chart:dimension="y" chart:name="primary-y" chart:style-name="ch6">
            <chart:title svg:x="0.451cm" svg:y="7.368cm" chart:style-name="ch7">
              <text:p>Respondents Choice %</text:p>
            </chart:title>
            <chart:grid chart:style-name="ch8" chart:class="major"/>
          </chart:axis>
          <chart:series chart:style-name="ch9" chart:values-cell-range-address="Sheet1.B11:Sheet1.B1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t at all</text:p>
                <draw:g>
                  <svg:desc>Sheet1.A11:Sheet1.A15</svg:desc>
                </draw:g>
              </table:table-cell>
              <table:table-cell office:value-type="float" office:value="0.06">
                <text:p>0.06</text:p>
                <draw:g>
                  <svg:desc>Sheet1.B11:Sheet1.B15</svg:desc>
                </draw:g>
              </table:table-cell>
            </table:table-row>
            <table:table-row>
              <table:table-cell office:value-type="string">
                <text:p>Slightly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Moderately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Extremely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14cm" svg:height="8.76cm" xlink:href=".." xlink:type="simple" chart:class="chart:bar" chart:style-name="ch1">
        <chart:title svg:x="1.509cm" svg:y="0.31cm" chart:style-name="ch2">
          <text:p>How much do you think the Setup Assistant helped in
speeding up the setup of your robot for MoveIt!? </text:p>
        </chart:title>
        <chart:plot-area chart:style-name="ch3" table:cell-range-address="Sheet1.A19:Sheet1.B23" chart:data-source-has-labels="column" svg:x="1.439cm" svg:y="2.244cm" svg:width="13.263cm" svg:height="5.238cm">
          <chartooo:coordinate-region svg:x="2.378cm" svg:y="2.444cm" svg:width="12.324cm" svg:height="4.338cm"/>
          <chart:axis chart:dimension="x" chart:name="primary-x" chart:style-name="ch4" chartooo:axis-type="auto">
            <chartooo:date-scale/>
            <chart:title svg:x="6.902cm" svg:y="7.657cm" chart:style-name="ch5">
              <text:p>Helpfulness</text:p>
            </chart:title>
            <chart:categories table:cell-range-address="Sheet1.A19:Sheet1.A23"/>
          </chart:axis>
          <chart:axis chart:dimension="y" chart:name="primary-y" chart:style-name="ch6">
            <chart:title svg:x="0.451cm" svg:y="7.09cm" chart:style-name="ch7">
              <text:p>Respondents Choice %</text:p>
            </chart:title>
            <chart:grid chart:style-name="ch8" chart:class="major"/>
          </chart:axis>
          <chart:series chart:style-name="ch9" chart:values-cell-range-address="Sheet1.B19:Sheet1.B2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t at all</text:p>
                <draw:g>
                  <svg:desc>Sheet1.A19:Sheet1.A23</svg:desc>
                </draw:g>
              </table:table-cell>
              <table:table-cell office:value-type="float" office:value="0.03">
                <text:p>0.03</text:p>
                <draw:g>
                  <svg:desc>Sheet1.B19:Sheet1.B23</svg:desc>
                </draw:g>
              </table:table-cell>
            </table:table-row>
            <table:table-row>
              <table:table-cell office:value-type="string">
                <text:p>Slightly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Moderately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Extremely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